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458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7535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6.8965in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0924in"/>
    </style:style>
    <style:style style:name="Table7.B" style:family="table-column">
      <style:table-column-properties style:column-width="3.8042in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e6e6e6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3" style:family="table-row">
      <style:table-row-properties fo:background-color="transparent" style:keep-together="true">
        <style:background-image/>
      </style:table-row-properties>
    </style:style>
    <style:style style:name="Table7.A3" style:family="table-cell">
      <style:table-cell-properties style:vertical-align="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transparent" fo:padding="0.0382in" fo:border-left="none" fo:border-right="0.0007in solid #000000" fo:border-top="none" fo:border-bottom="0.0007in solid #000000" style:writing-mode="page">
        <style:background-image/>
      </style:table-cell-properties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N_5f_Normal">
      <style:paragraph-properties fo:margin-top="0.05in" fo:margin-bottom="0.05in" style:shadow="none"/>
    </style:style>
    <style:style style:name="P4" style:family="paragraph" style:parent-style-name="S_5f_Section">
      <style:text-properties fo:background-color="transparent"/>
    </style:style>
    <style:style style:name="P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6" style:family="paragraph" style:parent-style-name="CodeSnap">
      <style:paragraph-properties fo:margin-top="0.0835in" fo:margin-bottom="0.0835in" text:number-lines="false" text:line-number="0"/>
      <style:text-properties fo:font-style="normal" style:font-style-asian="normal" style:font-style-complex="normal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10" style:family="paragraph" style:parent-style-name="N_5f_Normal">
      <style:text-properties fo:background-color="transparent"/>
    </style:style>
    <style:style style:name="P11" style:family="paragraph" style:parent-style-name="N_5f_Normal">
      <style:paragraph-properties fo:margin-top="0.05in" fo:margin-bottom="0.05in" style:shadow="none"/>
      <style:text-properties fo:font-size="10pt"/>
    </style:style>
    <style:style style:name="T1" style:family="text" style:parent-style-name="Code_20_Emphasis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 style:parent-style-name="Code_20_Emphasis">
      <style:text-properties fo:font-style="italic" fo:font-weight="normal" style:font-style-asian="italic" style:font-weight-asian="bold" style:font-style-complex="italic" style:font-weight-complex="bold"/>
    </style:style>
    <style:style style:name="T3" style:family="text">
      <style:text-properties style:font-name="Courier New3" fo:language="en" fo:country="US" style:font-name-asian="Courier New3" style:font-name-complex="Courier New3"/>
    </style:style>
    <style:style style:name="T4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Code_20_in_20_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8" style:family="text">
      <style:text-properties fo:background-color="transparent"/>
    </style:style>
    <style:style style:name="T9" style:family="text" style:parent-style-name="Code_20_Emphasis">
      <style:text-properties fo:background-color="transparent"/>
    </style:style>
    <style:style style:name="T10" style:family="text" style:parent-style-name="Code_20_in_20_Text">
      <style:text-properties fo:color="#800000" style:font-name="Courier New2" fo:font-size="9pt" fo:letter-spacing="normal" fo:font-weight="normal"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 style:parent-style-name="Code_20_in_20_Text">
      <style:text-properties fo:color="#800000" style:font-name="Courier New2" fo:font-size="9pt" fo:letter-spacing="normal" fo:font-style="normal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 style:parent-style-name="Code_20_in_20_Text">
      <style:text-properties fo:font-size="9pt" style:font-size-asian="10pt" style:font-size-complex="10pt"/>
    </style:style>
    <style:style style:name="T15" style:family="text" style:parent-style-name="Code_20_in_20_Text">
      <style:text-properties fo:font-size="9pt" style:font-size-asian="9pt" style:font-size-complex="9pt"/>
    </style:style>
    <style:style style:name="T16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7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8" style:family="text">
      <style:text-properties fo:font-size="10pt" fo:font-style="normal" style:font-style-asian="normal" style:font-style-complex="normal"/>
    </style:style>
    <style:style style:name="T19" style:family="text">
      <style:text-properties fo:font-size="10pt"/>
    </style:style>
    <style:style style:name="T20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1" style:family="text" style:parent-style-name="Code_20_in_20_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 style:parent-style-name="UserInput">
      <style:text-properties fo:font-weight="normal" style:font-weight-asian="normal" style:font-weight-complex="normal"/>
    </style:style>
    <style:style style:name="T23" style:family="text" style:parent-style-name="Code_20_in_20_Text">
      <style:text-properties fo:font-style="normal" fo:font-weight="bold" style:font-style-asian="normal" style:font-weight-asian="normal" style:font-style-complex="normal" style:font-weight-complex="normal"/>
    </style:style>
    <style:style style:name="T24" style:family="text">
      <style:text-properties fo:font-style="normal" fo:background-color="transparent" style:font-style-asian="normal" style:font-style-complex="normal"/>
    </style:style>
    <style:style style:name="T25" style:family="text" style:parent-style-name="Code_20_in_20_Text">
      <style:text-properties fo:font-style="normal" style:font-style-asian="normal" style:font-style-complex="normal"/>
    </style:style>
    <style:style style:name="T26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27" style:family="text" style:parent-style-name="Strong_20_Emphasis">
      <style:text-properties fo:font-weight="normal" style:font-weight-asian="normal" style:font-weight-complex="normal"/>
    </style:style>
    <style:style style:name="T28" style:family="text" style:parent-style-name="Code_20_in_20_Text">
      <style:text-properties fo:font-weight="bold" style:font-weight-asian="normal" style:font-weight-complex="normal"/>
    </style:style>
    <style:style style:name="T29" style:family="text" style:parent-style-name="Code_20_in_20_Text">
      <style:text-properties fo:font-weight="normal" style:font-weight-asian="normal" style:font-weight-complex="normal"/>
    </style:style>
    <style:style style:name="T30" style:family="text" style:parent-style-name="Code_20_Emphasis">
      <style:text-properties fo:font-weight="normal" style:font-weight-asian="bold" style:font-weight-complex="bold"/>
    </style:style>
    <style:style style:name="T31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 style:parent-style-name="Strong_20_Emphasis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The Celtix wsdl2java Utility|outline" text:style-name="Default" text:visited-style-name="Default">The Celtix wsdl2java Utility<text:tab/>1</text:a></text:p>
          <text:p text:style-name="P2"><text:a xlink:type="simple" xlink:href="#2.The Celtix java2wsdl Utility|outline" text:style-name="Default" text:visited-style-name="Default">The Celtix java2wsdl Utility<text:tab/>2</text:a></text:p>
          <text:p text:style-name="P2"><text:a xlink:type="simple" xlink:href="#3.The Celtix wsdl2soap Utility|outline" text:style-name="Default" text:visited-style-name="Default">The Celtix wsdl2soap Utility<text:tab/>3</text:a></text:p>
          <text:p text:style-name="P2"><text:a xlink:type="simple" xlink:href="#4.The Celtix wsdl2service Utility|outline" text:style-name="Default" text:visited-style-name="Default">The Celtix wsdl2service Utility<text:tab/>4</text:a></text:p>
          <text:p text:style-name="P2"><text:a xlink:type="simple" xlink:href="#5.The Celtix wsdl2xml Utility|outline" text:style-name="Default" text:visited-style-name="Default">The Celtix wsdl2xml Utility<text:tab/>5</text:a></text:p>
          <text:p text:style-name="P2"><text:a xlink:type="simple" xlink:href="#6.The Celtix xsd2wsdl Utility|outline" text:style-name="Default" text:visited-style-name="Default">The Celtix xsd2wsdl Utility<text:tab/>6</text:a></text:p>
          <text:p text:style-name="P2"><text:a xlink:type="simple" xlink:href="#7.The Celtix wsdlvalidator Utility|outline" text:style-name="Default" text:visited-style-name="Default">The Celtix wsdlvalidator Utility<text:tab/>6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the following illustration.</text:p>
      <text:p text:style-name="C_5f_Code"><text:span text:style-name="Code_20_in_20_Text">wsdl2java</text:span> -p &lt;[<text:span text:style-name="T1">w</text:span><text:span text:style-name="Code_20_Emphasis"><text:span text:style-name="T2">sdl-namespace</text:span></text:span> =]<text:span text:style-name="Code_20_Emphasis">Package-Name</text:span>&gt;* -b &lt;<text:span text:style-name="Code_20_Emphasis">binding-name</text:span>&gt;*</text:p>
      <text:p text:style-name="C_5f_Code"><text:span text:style-name="T3"><text:s text:c="10"/>-d &lt;</text:span><text:span text:style-name="T4">output-di</text:span><text:span text:style-name="Code_20_in_20_Text">rectory</text:span>&gt;<text:span text:style-name="T5"> </text:span><text:span text:style-name="T6">-compile -classdir &lt;</text:span><text:span text:style-name="Code_20_in_20_Text"><text:span text:style-name="T7">compile-classes-directory</text:span></text:span><text:span text:style-name="T6">&gt;</text:span></text:p>
      <text:p text:style-name="C_5f_Code"><text:s text:c="10"/>-client -server -impl -all -ant</text:p>
      <text:p text:style-name="C_5f_Code"><text:s text:c="10"/><text:span text:style-name="T8">-nexclude &lt;</text:span><text:span text:style-name="T9">schema-namespace</text:span><text:span text:style-name="T8"> [= </text:span><text:span text:style-name="T9">java-packagename</text:span><text:span text:style-name="T8">]&gt;*</text:span></text:p>
      <text:p text:style-name="C_5f_Code"><text:span text:style-name="T8"><text:s text:c="10"/>-exsh &lt;(true, false)&gt;</text:span> -validate -v -verbose -quiet &lt;<text:span text:style-name="Code_20_Emphasis">wsdlfile</text:span>&gt;</text:p>
      <text:p text:style-name="N_5f_Normal">The arguments used to manage the code generation process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<text:s/>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a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a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an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d an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<text:line-break/> <text:s/>&lt;</text:span><text:span text:style-name="Code_20_in_20_Text"><text:span text:style-name="Code_20_Emphasis">schema-namespace</text:span></text:span><text:span text:style-name="Code_20_in_20_Text">[=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 the specified WSDL schema namespace when generating code. This option may be specified multiple times. <text:s/>Also, optionally specifies the Java <text:s/>package name used by types described in the excluded namespace(s)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P3"><text:span text:style-name="T10">-validate</text:span></text:p>
          </table:table-cell>
          <table:table-cell table:style-name="Table1.B2" office:value-type="string">
            <text:p text:style-name="N_5f_Normal">Enables or disables valiating the wsdl before generate the code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&lt;</text:span><text:span text:style-name="Code_20_in_20_Text"><text:span text:style-name="Code_20_Emphasis">wsdlfile</text:span></text:span><text:span text:style-name="Code_20_in_20_Text">&gt;</text:span></text:p>
          </table:table-cell>
          <table:table-cell table:style-name="Table1.B2" office:value-type="string">
            <text:p text:style-name="N_5f_Normal">The path and name of the WSDL file to use in generating the code.</text:p>
          </table:table-cell>
        </table:table-row>
      </table:table>
      <text:p text:style-name="N_5f_Normal">You must specify the absolute or relative path to the WSDL file as the last argument. <text:s/>All other arguments are optional and may be listed in any order.</text:p>
      <text:h text:style-name="P4" text:outline-level="1">The Celtix java2wsdl Utility</text:h>
      <text:p text:style-name="N_5f_Normal"><text:span text:style-name="T11">T</text:span><text:span text:style-name="T5">he </text:span><text:span text:style-name="T12">java2wsdl </text:span><text:span text:style-name="T5">tool </text:span><text:span text:style-name="T11">uses a Web service endpoint's implementation (SEI) class and associated types classes to generate a WSDL file. The syntax of the command is summarized in the following illustration.</text:span></text:p>
      <text:p text:style-name="P5">java2wsdl -o &lt;output-file&gt; -cp &lt;class-path&gt; -t &lt;target-namespace&gt;</text:p>
      <text:p text:style-name="P5"><text:s text:c="10"/>-servicename &lt;service-name&gt; -h -v -verbose -quiet &lt;classname&gt;</text:p>
      <text:p text:style-name="P6">The arguments used to manage the WSDL fil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<text:span text:style-name="Code_20_in_20_Text">-?</text:span></text:p>
            <text:p text:style-name="P7"><text:span text:style-name="Code_20_in_20_Text">-help</text:span></text:p>
            <text:p text:style-name="P7"><text:span text:style-name="Code_20_in_20_Text">-h</text:span></text:p>
          </table:table-cell>
          <table:table-cell table:style-name="Table2.B2" office:value-type="string">
            <text:p text:style-name="P7">Displays the online help for this utility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7">Specify the SEI and types class search path of directories and zip/jar file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7">Specifies the target namespace <text:s/>to use in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3">Specifies the value of the generated </text:span><text:span text:style-name="T14">&lt;</text:span><text:span text:style-name="T15">service&gt;</text:span><text:span text:style-name="T13"> element's </text:span><text:span text:style-name="T14">name</text:span><text:span text:style-name="T13"> attribute.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</text:span></text:p>
          </table:table-cell>
          <table:table-cell table:style-name="Table2.B2" office:value-type="string">
            <text:p text:style-name="P7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erbose</text:span></text:p>
          </table:table-cell>
          <table:table-cell table:style-name="Table2.B2" office:value-type="string">
            <text:p text:style-name="P7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quiet</text:span></text:p>
          </table:table-cell>
          <table:table-cell table:style-name="Table2.B2" office:value-type="string">
            <text:p text:style-name="P7">Suppresse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service endpoint class.</text:p>
          </table:table-cell>
        </table:table-row>
      </table:table>
      <text:p text:style-name="P8">You must include the <text:span text:style-name="Code_20_Emphasis">&lt;classname&gt;</text:span> argument. <text:s/>All other arguments are optional and <text:s/>may be listed in any order. This tool will search and load the service endpoint class and types classes. <text:s/>Make certain these classes are on the <text:span text:style-name="Code_20_in_20_Text">CLASSPATH</text:span> or in a location identified through the <text:span text:style-name="Code_20_in_20_Text">-cp</text:span> flag. </text:p>
      <text:h text:style-name="S_5f_Section" text:outline-level="1">The Celtix wsdl2soap Utility</text:h>
      <text:p text:style-name="P9">This tool will generate a new WSDL file with a SOAP binding from an existing WSDL file containing a <text:span text:style-name="Code_20_in_20_Text">portType</text:span> element. The syntax of the command is summarized in the following illustration.</text:p>
      <text:p text:style-name="P5">wsdl2soap -i &lt;<text:span text:style-name="Code_20_Emphasis">port-type-name</text:span>&gt; -b &lt;<text:span text:style-name="Code_20_Emphasis">binding-name</text:span>&gt;</text:p>
      <text:p text:style-name="P5"><text:s text:c="11"/>-d &lt;<text:span text:style-name="Code_20_Emphasis">output-directory</text:span>&gt; -o &lt;<text:span text:style-name="Code_20_Emphasis">output-file</text:span>&gt;</text:p>
      <text:p text:style-name="P5"><text:s text:c="11"/>-n &lt;<text:span text:style-name="Code_20_Emphasis">soap-body-namespace</text:span>&gt; -style &lt;(document/rpc)&gt;</text:p>
      <text:p text:style-name="C_5f_Code"><text:span text:style-name="T3"><text:s text:c="11"/>-use &lt;(literal/encoded)&gt; -h -v -verbose -quiet &lt;</text:span><text:span text:style-name="T16">wsdlurl</text:span><text:span text:style-name="T3">&gt;</text:span></text:p>
      <text:p text:style-name="P9">The arguments used to manage the WSDL fil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for which a binding should be generated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<text:span text:style-name="Code_20_in_20_Text">document</text:span> or <text:span text:style-name="Code_20_in_20_Text">RPC</text:span>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<text:span text:style-name="Code_20_in_20_Text">encoded</text:span> or <text:span text:style-name="Code_20_in_20_Text">literal</text:span>) to use in the SOAP binding. The default is <text:span text:style-name="Code_20_in_20_Text">literal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3.B2" office:value-type="string">
            <text:p text:style-name="N_5f_Normal">The path and name of the WSDL file containing the <text:span text:style-name="Code_20_in_20_Text">portType</text:span> element definition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<text:span text:style-name="Code_20_in_20_Text">&lt;</text:span><text:span text:style-name="Code_20_in_20_Text"><text:span text:style-name="Code_20_Emphasis">wsdlurl</text:span></text:span><text:span text:style-name="Code_20_in_20_Text">&gt;</text:span> arguments are required. <text:s/>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<text:s/>All other arguments are optional and may be listed in any order.</text:p>
      <text:h text:style-name="P4" text:outline-level="1">The Celtix wsdl2service Utility</text:h>
      <text:p text:style-name="N_5f_Normal"><text:span text:style-name="T17">The </text:span><text:span text:style-name="T12">wsdl2service</text:span><text:span text:style-name="T18"> tool creates a new WSDL file containing an HTTP or JMS</text:span><text:span text:style-name="T19"> </text:span><text:span text:style-name="T20">service definition from an existing</text:span><text:span text:style-name="T5"> WSDL document containing a </text:span><text:span text:style-name="T21">binding</text:span><text:span text:style-name="T5"> element. </text:span><text:span text:style-name="T20">The syntax of the command is summarized in the following illustration.</text:span></text:p>
      <text:p text:style-name="P5">wsdl2service -transport &lt;http/jms&gt; -e &lt;<text:span text:style-name="Code_20_Emphasis">service-name</text:span>&gt; </text:p>
      <text:p text:style-name="P5"><text:s text:c="13"/>-p &lt;<text:span text:style-name="Code_20_Emphasis">port-name</text:span>&gt; -n &lt;<text:span text:style-name="Code_20_Emphasis">attribute-binding-name</text:span>&gt; </text:p>
      <text:p text:style-name="P5"><text:s text:c="13"/>[-a &lt;<text:span text:style-name="Code_20_Emphasis">address</text:span>&gt;] -o &lt;<text:span text:style-name="Code_20_Emphasis">output-file</text:span>&gt; </text:p>
      <text:p text:style-name="C_5f_Code"><text:span text:style-name="T3"><text:s text:c="13"/>-d &lt;</text:span><text:span text:style-name="T16">output-directory</text:span><text:span text:style-name="T3">&gt; -h -v -verbose -quiet &lt;</text:span><text:span text:style-name="T16">wsdlurl</text:span><text:span text:style-name="T3">&gt;</text:span></text:p>
      <text:p text:style-name="N_5f_Normal">The arguments used to manage the WSDL fil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4.B2" office:value-type="string">
            <text:p text:style-name="N_5f_Normal">The path and name of the existing WSDL file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&lt;wsdlurl&gt;</text:span> argument. All other arguments are optional and may be listed in any order.</text:p>
      <text:h text:style-name="P4" text:outline-level="1">The Celtix wsdl2xml Utility</text:h>
      <text:p text:style-name="P10">The <text:span text:style-name="T22">wsdl2xml</text:span> tool <text:span text:style-name="T18">generates an XML binding</text:span><text:span text:style-name="T20"> from an existing</text:span><text:span text:style-name="T5"> WSDL document containing a </text:span><text:span text:style-name="T23">&lt;portType&gt;</text:span><text:span text:style-name="T5"> definition. </text:span><text:span text:style-name="T20">The syntax of the command is summarized in the following illustration.</text:span></text:p>
      <text:p text:style-name="P5">wsdl2xml -i &lt;<text:span text:style-name="Code_20_Emphasis">port-type-name</text:span>&gt; -b &lt;<text:span text:style-name="Code_20_Emphasis">binding-name</text:span>&gt; -e &lt;<text:span text:style-name="Code_20_Emphasis">service-name</text:span>&gt;</text:p>
      <text:p text:style-name="P5"><text:s text:c="9"/>-p &lt;<text:span text:style-name="Code_20_Emphasis">port-name</text:span>&gt; -a &lt;<text:span text:style-name="Code_20_Emphasis">address</text:span>&gt; -d &lt;<text:span text:style-name="Code_20_Emphasis">output-directory</text:span>&gt;</text:p>
      <text:p text:style-name="C_5f_Code"><text:span text:style-name="T3"><text:s text:c="9"/>-o &lt;</text:span><text:span text:style-name="T16">output-file</text:span><text:span text:style-name="T3">&gt; -h -v -verbose -quiet &lt;</text:span><text:span text:style-name="T16">wsdlurl</text:span><text:span text:style-name="T3">&gt;</text:span></text:p>
      <text:p text:style-name="N_5f_Normal">The arguments used to manage WSDL fil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XML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service&gt;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port&gt;</text:span> element's <text:span text:style-name="Code_20_in_20_Text">name</text:span> attribute. <text:s/>To specify multiple <text:span text:style-name="Code_20_in_20_Text">&lt;port&gt;</text:span>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&lt;address&gt;</text:span> element of the generated <text:span text:style-name="Code_20_in_20_Text">&lt;port&gt;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5.B2" office:value-type="string">
            <text:p text:style-name="N_5f_Normal">The path and name of the existing WSDL file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except and may be listed in any order.</text:p>
      <text:h text:style-name="P4" text:outline-level="1">The Celtix xsd2wsdl Utility</text:h>
      <text:p text:style-name="N_5f_Normal"><text:span text:style-name="T24">The </text:span><text:span text:style-name="T12">xsd2wsdl</text:span><text:span text:style-name="T11"> tool imports an XMLSchema document and generates a WSDL file containing a </text:span><text:span text:style-name="T25">&lt;types&gt;</text:span><text:span text:style-name="T11"> element populated by the types defined in the XMLSchema document. <text:s/></text:span><text:span text:style-name="T26">The syntax of the command is summarized in the following illustration.</text:span></text:p>
      <text:p text:style-name="C_5f_Code">xsd2wsdl -t &lt;target-name-space&gt; -n &lt;wsdl-name&gt;</text:p>
      <text:p text:style-name="C_5f_Code"><text:s text:c="9"/>-d &lt;output-directory&gt; -o &lt;output-file&gt;</text:p>
      <text:p text:style-name="C_5f_Code"><text:s text:c="9"/>-h -v -verbose -quiet &lt;xsdurl&gt;</text:p>
      <text:p text:style-name="P10">The arguments used to manage WSDL fil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&lt;definition&gt;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&lt;</text:span><text:span text:style-name="Code_20_in_20_Text"><text:span text:style-name="Code_20_Emphasis">xsdurl</text:span></text:span><text:span text:style-name="Code_20_in_20_Text">&gt;</text:span></text:p>
          </table:table-cell>
          <table:table-cell table:style-name="Table6.B2" office:value-type="string">
            <text:p text:style-name="N_5f_Normal">The path and name of the existing XSDSchema file.</text:p>
          </table:table-cell>
        </table:table-row>
      </table:table>
      <text:p text:style-name="N_5f_Normal"><text:span text:style-name="T27">The </text:span><text:span text:style-name="Strong_20_Emphasis"><text:span text:style-name="T28">-</text:span></text:span><text:span text:style-name="Strong_20_Emphasis"><text:span text:style-name="T29">t &lt;</text:span></text:span><text:span text:style-name="Strong_20_Emphasis"><text:span text:style-name="Code_20_in_20_Text"><text:span text:style-name="T30">target-name-space</text:span></text:span></text:span><text:span text:style-name="Strong_20_Emphasis"><text:span text:style-name="T29">&gt;</text:span></text:span><text:span text:style-name="T27"> and the </text:span><text:span text:style-name="Strong_20_Emphasis"><text:span text:style-name="T29">&lt;</text:span></text:span><text:span text:style-name="Strong_20_Emphasis"><text:span text:style-name="Code_20_in_20_Text"><text:span text:style-name="T30">xsdurl</text:span></text:span></text:span><text:span text:style-name="Strong_20_Emphasis"><text:span text:style-name="T29">&gt;</text:span></text:span><text:span text:style-name="T27"> arguments are required. <text:s/>All other arguments are optional and may be listed in any order.</text:span></text:p>
      <text:h text:style-name="P4" text:outline-level="1"><text:span text:style-name="T27">The Celtix wsdlvalidator Utility</text:span></text:h>
      <text:p text:style-name="P10"><text:span text:style-name="T31">The </text:span><text:span text:style-name="Strong_20_Emphasis"><text:span text:style-name="T12">wsdlvalidator</text:span></text:span><text:span text:style-name="T32"> tool</text:span><text:span text:style-name="T33"> validate whether a wsdl file or wsdl url is well-formed ,schema confromed. </text:span></text:p>
      <text:p text:style-name="N_5f_Normal"><text:span text:style-name="T26"/></text:p>
      <text:p text:style-name="C_5f_Code"><text:span text:style-name="T12"><text:s/>wsdlvalidator -d &lt;schema-directory&gt; -s &lt;schema-url&gt;* </text:span></text:p>
      <text:p text:style-name="C_5f_Code"><text:span text:style-name="T12"><text:s text:c="15"/>-h -v -verbose -quiet &lt;wsdlurl&gt;</text:span></text:p>
      <text:p text:style-name="P10"><text:span text:style-name="T33">The arguments used to validate WSDL file are reviewed in the following table.</text:span></text:p>
      <text:p text:style-name="P10"><text:span text:style-name="T33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mmand Line Argument</text:p>
            </table:table-cell>
            <table:table-cell table:style-name="Table7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7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7.B2" office:value-type="string">
            <text:p text:style-name="N_5f_Normal">Displays the online help for this utility.</text:p>
          </table:table-cell>
        </table:table-row>
        <table:table-row table:style-name="Table7.3">
          <table:table-cell table:style-name="Table7.A3" office:value-type="string">
            <text:p text:style-name="P3"><text:span text:style-name="T12">-d &lt;schema-directory&gt;</text:span></text:p>
          </table:table-cell>
          <table:table-cell table:style-name="Table7.B3" office:value-type="string">
            <text:p text:style-name="P11"><text:bookmark text:name="wp336974"/>Specifies the directory used to search for schemas</text:p>
          </table:table-cell>
        </table:table-row>
        <table:table-row>
          <table:table-cell table:style-name="Table7.A2" office:value-type="string">
            <text:p text:style-name="N_5f_Normal"><text:span text:style-name="Code_20_in_20_Text">-s &lt;</text:span><text:span text:style-name="Code_20_in_20_Text"><text:span text:style-name="Code_20_Emphasis">schema-url</text:span></text:span><text:span text:style-name="Code_20_in_20_Text">&gt;</text:span></text:p>
          </table:table-cell>
          <table:table-cell table:style-name="Table7.B2" office:value-type="string">
            <text:p text:style-name="N_5f_Normal">Specifies the URL of a user specific schema to be included in the validation of the contract. This switch can appear multiple times. </text:p>
          </table:table-cell>
        </table:table-row>
        <table:table-row>
          <table:table-cell table:style-name="Table7.A2" office:value-type="string">
            <text:p text:style-name="N_5f_Normal"><text:span text:style-name="Code_20_in_20_Text">-v</text:span></text:p>
          </table:table-cell>
          <table:table-cell table:style-name="Table7.B2" office:value-type="string">
            <text:p text:style-name="N_5f_Normal">Displays the version number for the tool.</text:p>
          </table:table-cell>
        </table:table-row>
        <table:table-row>
          <table:table-cell table:style-name="Table7.A2" office:value-type="string">
            <text:p text:style-name="N_5f_Normal"><text:span text:style-name="Code_20_in_20_Text">-verbose</text:span></text:p>
          </table:table-cell>
          <table:table-cell table:style-name="Table7.B2" office:value-type="string">
            <text:p text:style-name="N_5f_Normal">Displays comments during the validation.</text:p>
          </table:table-cell>
        </table:table-row>
        <table:table-row>
          <table:table-cell table:style-name="Table7.A2" office:value-type="string">
            <text:p text:style-name="N_5f_Normal"><text:span text:style-name="Code_20_in_20_Text">-quiet</text:span></text:p>
          </table:table-cell>
          <table:table-cell table:style-name="Table7.B2" office:value-type="string">
            <text:p text:style-name="N_5f_Normal">Suppresses comments during the validation</text:p>
          </table:table-cell>
        </table:table-row>
        <table:table-row>
          <table:table-cell table:style-name="Table7.A2" office:value-type="string">
            <text:p text:style-name="N_5f_Normal"><text:span text:style-name="Code_20_in_20_Text">&lt;wsdl</text:span><text:span text:style-name="Code_20_in_20_Text"><text:span text:style-name="Code_20_Emphasis">url</text:span></text:span><text:span text:style-name="Code_20_in_20_Text">&gt;</text:span></text:p>
          </table:table-cell>
          <table:table-cell table:style-name="Table7.B2" office:value-type="string">
            <text:p text:style-name="N_5f_Normal">The path and name of the existing WSDL fi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normal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2xml Utility</text:chapter>:<text:chapter text:display="name" text:outline-level="2">The Celtix wsdl2xml Utility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wsdl2service Utility</text:chapter>:<text:chapter text:display="name" text:outline-level="2">The Celtix wsdl2service Utility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3-31T12:55:17</meta:creation-date>
    <dc:date>2006-04-25T21:03:46</dc:date>
    <dc:language>en-US</dc:language>
    <meta:editing-cycles>236</meta:editing-cycles>
    <meta:editing-duration>PT3H3M12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249" meta:word-count="1685" meta:character-count="10895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